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8119585">
            <text:p>8119585</text:p>
          </table:table-cell>
          <table:table-cell>
            <draw:frame table:end-cell-address="Sheet1.J21" table:end-x="0.1154in" table:end-y="0.0402in" draw:z-index="0" draw:style-name="gr1" svg:width="6.2988in" svg:height="3.5429in" svg:x="0.0398in" svg:y="0.0394in">
              <draw:object draw:notify-on-update-of-ranges="Sheet1.A1:Sheet1.A24 Sheet1.B1:Sheet1.B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65115">
            <text:p>786511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54598">
            <text:p>725459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18128">
            <text:p>561812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73016">
            <text:p>437301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12772">
            <text:p>291277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52616">
            <text:p>185261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60630">
            <text:p>116063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13039">
            <text:p>81303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0401">
            <text:p>6904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86462">
            <text:p>88646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66867">
            <text:p>146686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46305">
            <text:p>244630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94361">
            <text:p>379436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59388">
            <text:p>4759388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339746">
            <text:p>533974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526057">
            <text:p>55260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813457">
            <text:p>581345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156393">
            <text:p>615639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411015">
            <text:p>64110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971478">
            <text:p>697147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802497">
            <text:p>680249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31511">
            <text:p>683151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386495">
            <text:p>7386495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60630">
            <text:p>1160630</text:p>
            <draw:frame table:end-cell-address="Sheet1.J48" table:end-x="0.0717in" table:end-y="0.0016in" draw:z-index="1" draw:style-name="gr1" svg:width="6.2988in" svg:height="3.5429in" svg:x="0.6421in" svg:y="0.0008in">
              <draw:object draw:notify-on-update-of-ranges="Sheet1.A28:Sheet1.A51 Sheet1.B28:Sheet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3039">
            <text:p>81303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90401">
            <text:p>6904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86462">
            <text:p>88646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66867">
            <text:p>146686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6305">
            <text:p>244630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94361">
            <text:p>379436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59388">
            <text:p>47593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9746">
            <text:p>533974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26057">
            <text:p>55260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13457">
            <text:p>581345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56393">
            <text:p>615639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11015">
            <text:p>641101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71478">
            <text:p>697147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02497">
            <text:p>680249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831511">
            <text:p>683151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386495">
            <text:p>738649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119585">
            <text:p>811958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865115">
            <text:p>786511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254598">
            <text:p>725459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18128">
            <text:p>561812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73016">
            <text:p>437301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12772">
            <text:p>291277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52616">
            <text:p>1852616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73016">
            <text:p>4373016</text:p>
            <draw:frame table:end-cell-address="Sheet1.J78" table:end-x="0.0717in" table:end-y="0.0012in" draw:z-index="2" draw:style-name="gr1" svg:width="6.2988in" svg:height="3.5429in" svg:x="0.6421in" svg:y="0.0004in">
              <draw:object draw:notify-on-update-of-ranges="Sheet1.A58:Sheet1.A81 Sheet1.B58:Sheet1.B8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12772">
            <text:p>291277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2616">
            <text:p>18526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60630">
            <text:p>116063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3039">
            <text:p>81303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90401">
            <text:p>6904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86462">
            <text:p>88646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66867">
            <text:p>146686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6305">
            <text:p>244630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794361">
            <text:p>3794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759388">
            <text:p>475938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39746">
            <text:p>533974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26057">
            <text:p>552605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13457">
            <text:p>581345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56393">
            <text:p>615639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11015">
            <text:p>64110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971478">
            <text:p>697147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02497">
            <text:p>680249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831511">
            <text:p>683151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386495">
            <text:p>738649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119585">
            <text:p>811958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65115">
            <text:p>786511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254598">
            <text:p>725459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618128">
            <text:p>5618128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12772">
            <text:p>2912772</text:p>
            <draw:frame table:end-cell-address="Sheet1.J106" table:end-x="0.0717in" table:end-y="0.0012in" draw:z-index="3" draw:style-name="gr1" svg:width="6.2988in" svg:height="3.5429in" svg:x="0.6421in" svg:y="0.0008in">
              <draw:object draw:notify-on-update-of-ranges="Sheet1.A86:Sheet1.A109 Sheet1.B86:Sheet1.B10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2616">
            <text:p>185261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60630">
            <text:p>116063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3039">
            <text:p>81303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90401">
            <text:p>69040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86462">
            <text:p>88646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66867">
            <text:p>146686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6305">
            <text:p>244630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94361">
            <text:p>379436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59388">
            <text:p>475938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39746">
            <text:p>533974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526057">
            <text:p>552605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813457">
            <text:p>581345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156393">
            <text:p>615639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11015">
            <text:p>641101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71478">
            <text:p>697147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02497">
            <text:p>680249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831511">
            <text:p>683151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86495">
            <text:p>738649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119585">
            <text:p>811958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65115">
            <text:p>786511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254598">
            <text:p>725459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18128">
            <text:p>561812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373016">
            <text:p>437301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09/17/2011</text:date>, <text:time>18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7T18:20:00</dc:date>
    <dc:creator>b95119 </dc:creator>
    <meta:generator>LibreOffice/3.3$Unix LibreOffice_project/330m19$Build-301</meta:generator>
    <meta:editing-duration>PT21M</meta:editing-duration>
    <meta:editing-cycles>4</meta:editing-cycles>
    <meta:document-statistic meta:table-count="1" meta:cell-count="1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3cm" svg:y="4.205cm" chart:style-name="ch2"/>
        <chart:plot-area chart:style-name="ch3" table:cell-range-address="Sheet1.A1:Sheet1.B24" chart:data-source-has-labels="column" svg:x="0.77cm" svg:y="0.855cm" svg:width="12.273cm" svg:height="7.545cm">
          <chartooo:coordinate-region svg:x="2.317cm" svg:y="1.054cm" svg:width="10.539cm" svg:height="6.699cm"/>
          <chart:axis chart:dimension="x" chart:name="primary-x" chart:style-name="ch4">
            <chart:categories table:cell-range-address="Sheet1.A1:Sheet1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4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1:Sheet1.A24</svg:desc>
                </draw:g>
              </table:table-cell>
              <table:table-cell office:value-type="float" office:value="8119585">
                <text:p>8119585</text:p>
                <draw:g>
                  <svg:desc>Sheet1.B1:Sheet1.B2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865115">
                <text:p>78651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54598">
                <text:p>7254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18128">
                <text:p>5618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73016">
                <text:p>4373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2772">
                <text:p>2912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2616">
                <text:p>1852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0630">
                <text:p>11606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3039">
                <text:p>813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0401">
                <text:p>6904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6462">
                <text:p>886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66867">
                <text:p>1466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6305">
                <text:p>2446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94361">
                <text:p>3794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59388">
                <text:p>4759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39746">
                <text:p>5339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26057">
                <text:p>5526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13457">
                <text:p>58134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56393">
                <text:p>6156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11015">
                <text:p>6411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71478">
                <text:p>6971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02497">
                <text:p>6802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31511">
                <text:p>6831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86495">
                <text:p>7386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3cm" svg:y="4.205cm" chart:style-name="ch2"/>
        <chart:plot-area chart:style-name="ch3" table:cell-range-address="Sheet1.A28:Sheet1.B51" chart:data-source-has-labels="column" svg:x="0.77cm" svg:y="0.855cm" svg:width="12.273cm" svg:height="7.545cm">
          <chartooo:coordinate-region svg:x="2.317cm" svg:y="1.054cm" svg:width="10.539cm" svg:height="6.699cm"/>
          <chart:axis chart:dimension="x" chart:name="primary-x" chart:style-name="ch4">
            <chart:categories table:cell-range-address="Sheet1.A28:Sheet1.A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8:Sheet1.B5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28:Sheet1.A51</svg:desc>
                </draw:g>
              </table:table-cell>
              <table:table-cell office:value-type="float" office:value="1160630">
                <text:p>1160630</text:p>
                <draw:g>
                  <svg:desc>Sheet1.B28:Sheet1.B51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13039">
                <text:p>8130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0401">
                <text:p>690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6462">
                <text:p>886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6867">
                <text:p>1466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46305">
                <text:p>2446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94361">
                <text:p>3794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59388">
                <text:p>47593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39746">
                <text:p>5339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6057">
                <text:p>5526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13457">
                <text:p>58134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56393">
                <text:p>6156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11015">
                <text:p>6411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71478">
                <text:p>6971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02497">
                <text:p>6802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31511">
                <text:p>6831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86495">
                <text:p>7386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19585">
                <text:p>81195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65115">
                <text:p>7865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54598">
                <text:p>7254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18128">
                <text:p>5618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3016">
                <text:p>4373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12772">
                <text:p>2912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52616">
                <text:p>18526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3cm" svg:y="4.205cm" chart:style-name="ch2"/>
        <chart:plot-area chart:style-name="ch3" table:cell-range-address="Sheet1.A58:Sheet1.B81" chart:data-source-has-labels="column" svg:x="0.77cm" svg:y="0.855cm" svg:width="12.273cm" svg:height="7.545cm">
          <chartooo:coordinate-region svg:x="2.317cm" svg:y="1.054cm" svg:width="10.539cm" svg:height="6.699cm"/>
          <chart:axis chart:dimension="x" chart:name="primary-x" chart:style-name="ch4">
            <chart:categories table:cell-range-address="Sheet1.A58:Sheet1.A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B8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58:Sheet1.A81</svg:desc>
                </draw:g>
              </table:table-cell>
              <table:table-cell office:value-type="float" office:value="4373016">
                <text:p>4373016</text:p>
                <draw:g>
                  <svg:desc>Sheet1.B58:Sheet1.B81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12772">
                <text:p>29127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2616">
                <text:p>1852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0630">
                <text:p>11606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3039">
                <text:p>813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0401">
                <text:p>690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6462">
                <text:p>886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6867">
                <text:p>1466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6305">
                <text:p>2446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94361">
                <text:p>3794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9388">
                <text:p>4759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39746">
                <text:p>5339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26057">
                <text:p>5526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13457">
                <text:p>5813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56393">
                <text:p>6156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11015">
                <text:p>6411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71478">
                <text:p>69714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2497">
                <text:p>6802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31511">
                <text:p>6831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86495">
                <text:p>7386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19585">
                <text:p>81195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65115">
                <text:p>7865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54598">
                <text:p>7254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18128">
                <text:p>5618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3cm" svg:y="4.205cm" chart:style-name="ch2"/>
        <chart:plot-area chart:style-name="ch3" table:cell-range-address="Sheet1.A86:Sheet1.B109" chart:data-source-has-labels="column" svg:x="0.77cm" svg:y="0.855cm" svg:width="12.273cm" svg:height="7.545cm">
          <chartooo:coordinate-region svg:x="2.317cm" svg:y="1.054cm" svg:width="10.539cm" svg:height="6.699cm"/>
          <chart:axis chart:dimension="x" chart:name="primary-x" chart:style-name="ch4">
            <chart:categories table:cell-range-address="Sheet1.A86:Sheet1.A10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6:Sheet1.B109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Sheet1.A86:Sheet1.A109</svg:desc>
                </draw:g>
              </table:table-cell>
              <table:table-cell office:value-type="float" office:value="2912772">
                <text:p>2912772</text:p>
                <draw:g>
                  <svg:desc>Sheet1.B86:Sheet1.B109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852616">
                <text:p>18526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0630">
                <text:p>11606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3039">
                <text:p>813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0401">
                <text:p>690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6462">
                <text:p>88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6867">
                <text:p>1466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6305">
                <text:p>2446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94361">
                <text:p>3794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59388">
                <text:p>4759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39746">
                <text:p>5339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26057">
                <text:p>5526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13457">
                <text:p>5813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56393">
                <text:p>6156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11015">
                <text:p>6411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71478">
                <text:p>6971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02497">
                <text:p>6802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31511">
                <text:p>6831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86495">
                <text:p>73864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19585">
                <text:p>8119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65115">
                <text:p>7865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54598">
                <text:p>7254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18128">
                <text:p>5618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73016">
                <text:p>4373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